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 style:master-page-name="Standard">
      <style:paragraph-properties fo:line-height="200%"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648fb" style:font-size-asian="14pt" style:font-size-complex="14pt"/>
    </style:style>
    <style:style style:name="T3" style:family="text">
      <style:text-properties fo:font-size="14pt" style:text-underline-style="solid" style:text-underline-type="double" style:text-underline-width="auto" style:text-underline-color="font-color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 learned in this lab</text:span><text:span text:style-name="T2">3 so many things because all the lessons are included in the assignment. It tooks me more time than the first labs, but I applied all the knowledge that I learned .</text:span><text:span text:style-name="T1"> </text:span><text:bookmark-start text:name="__DdeLink__3_2963392445"/><text:bookmark-end text:name="__DdeLink__3_2963392445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N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fr" fo:country="FR" style:letter-kerning="true" style:font-name-asian="N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7T00:27:44</meta:creation-date>
    <dc:language>fr-FR</dc:language>
    <dc:date>2022-02-26T00:41:18.323000000</dc:date>
    <meta:editing-cycles>5</meta:editing-cycles>
    <meta:editing-duration>P5DT13H26M46S</meta:editing-duration>
    <meta:generator>Neat_Office/6.2.8.2$Windows_x86 LibreOffice_project/</meta:generator>
    <meta:document-statistic meta:table-count="0" meta:image-count="0" meta:object-count="0" meta:page-count="1" meta:paragraph-count="1" meta:word-count="36" meta:character-count="186" meta:non-whitespace-character-count="150"/>
  </office:meta>
</office:document-meta>
</file>